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cm" loext:contextual-spacing="false"/>
    </style:style>
    <style:style style:name="P2" style:family="paragraph" style:parent-style-name="Standard">
      <style:paragraph-properties fo:margin-top="0cm" fo:margin-bottom="0.15cm" loext:contextual-spacing="false"/>
      <style:text-properties fo:color="#800000"/>
    </style:style>
    <style:style style:name="P3" style:family="paragraph" style:parent-style-name="Standard">
      <style:paragraph-properties fo:margin-top="0cm" fo:margin-bottom="0.15cm" loext:contextual-spacing="false"/>
      <style:text-properties fo:color="#800000" officeooo:rsid="001a29c4" officeooo:paragraph-rsid="001a29c4"/>
    </style:style>
    <style:style style:name="P4" style:family="paragraph" style:parent-style-name="Standard">
      <style:paragraph-properties fo:margin-top="0cm" fo:margin-bottom="0.15cm" loext:contextual-spacing="false"/>
      <style:text-properties fo:color="#800000" officeooo:rsid="001ba3cc" officeooo:paragraph-rsid="001ba3cc"/>
    </style:style>
    <style:style style:name="P5" style:family="paragraph" style:parent-style-name="Standard">
      <style:paragraph-properties fo:margin-top="0cm" fo:margin-bottom="0.15cm" loext:contextual-spacing="false"/>
      <style:text-properties fo:color="#800000" officeooo:rsid="001c1b0e" officeooo:paragraph-rsid="001c1b0e"/>
    </style:style>
    <style:style style:name="P6" style:family="paragraph" style:parent-style-name="Standard">
      <style:paragraph-properties fo:margin-top="0cm" fo:margin-bottom="0.15cm" loext:contextual-spacing="false"/>
      <style:text-properties fo:color="#800000" officeooo:rsid="001d7f12" officeooo:paragraph-rsid="001d7f12"/>
    </style:style>
    <style:style style:name="P7" style:family="paragraph" style:parent-style-name="Standard">
      <style:paragraph-properties fo:margin-top="0cm" fo:margin-bottom="0.15cm" loext:contextual-spacing="false"/>
      <style:text-properties fo:color="#800000" officeooo:rsid="002034f8" officeooo:paragraph-rsid="002034f8"/>
    </style:style>
    <style:style style:name="P8" style:family="paragraph" style:parent-style-name="Standard">
      <style:paragraph-properties fo:margin-top="0cm" fo:margin-bottom="0.15cm" loext:contextual-spacing="false"/>
      <style:text-properties fo:color="#0066cc"/>
    </style:style>
    <style:style style:name="P9" style:family="paragraph" style:parent-style-name="Standard">
      <style:paragraph-properties fo:margin-top="0cm" fo:margin-bottom="0.15cm" loext:contextual-spacing="false"/>
      <style:text-properties fo:color="#0066cc" fo:language="en" fo:country="US"/>
    </style:style>
    <style:style style:name="P10" style:family="paragraph" style:parent-style-name="Standard">
      <style:paragraph-properties fo:margin-top="0cm" fo:margin-bottom="0.15cm" loext:contextual-spacing="false"/>
      <style:text-properties fo:color="#0066cc" fo:language="en" fo:country="US" officeooo:rsid="001a29c4" officeooo:paragraph-rsid="001a29c4"/>
    </style:style>
    <style:style style:name="P11" style:family="paragraph" style:parent-style-name="Standard">
      <style:paragraph-properties fo:margin-top="0cm" fo:margin-bottom="0.15cm" loext:contextual-spacing="false"/>
      <style:text-properties fo:color="#0066cc" fo:language="en" fo:country="US" officeooo:paragraph-rsid="001c1b0e"/>
    </style:style>
    <style:style style:name="P12" style:family="paragraph" style:parent-style-name="Standard">
      <style:paragraph-properties fo:margin-top="0cm" fo:margin-bottom="0.15cm" loext:contextual-spacing="false"/>
      <style:text-properties fo:color="#0066cc" fo:language="en" fo:country="US" officeooo:rsid="001d7f12" officeooo:paragraph-rsid="001d7f12"/>
    </style:style>
    <style:style style:name="P13" style:family="paragraph" style:parent-style-name="Standard">
      <style:paragraph-properties fo:margin-top="0cm" fo:margin-bottom="0.15cm" loext:contextual-spacing="false"/>
      <style:text-properties fo:color="#0066cc" fo:language="en" fo:country="US" officeooo:rsid="001d7f12" officeooo:paragraph-rsid="0021098a"/>
    </style:style>
    <style:style style:name="P14" style:family="paragraph" style:parent-style-name="Standard">
      <style:paragraph-properties fo:margin-top="0cm" fo:margin-bottom="0.15cm" loext:contextual-spacing="false"/>
      <style:text-properties fo:color="#0066cc" officeooo:rsid="001ba9dd" officeooo:paragraph-rsid="001ba9dd"/>
    </style:style>
    <style:style style:name="P15" style:family="paragraph" style:parent-style-name="Standard">
      <style:paragraph-properties fo:margin-top="0cm" fo:margin-bottom="0.15cm" loext:contextual-spacing="false"/>
      <style:text-properties fo:color="#0066cc" officeooo:rsid="001d7f12" officeooo:paragraph-rsid="001d7f12"/>
    </style:style>
    <style:style style:name="P16" style:family="paragraph" style:parent-style-name="Standard">
      <style:paragraph-properties fo:margin-top="0cm" fo:margin-bottom="0.15cm" loext:contextual-spacing="false"/>
      <style:text-properties fo:color="#0066ff" officeooo:rsid="0021098a" officeooo:paragraph-rsid="0021098a"/>
    </style:style>
    <style:style style:name="P17" style:family="paragraph" style:parent-style-name="Standard">
      <style:paragraph-properties fo:margin-top="0cm" fo:margin-bottom="0.15cm" loext:contextual-spacing="false"/>
      <style:text-properties fo:color="#ff3333" officeooo:rsid="0021098a" officeooo:paragraph-rsid="0021098a"/>
    </style:style>
    <style:style style:name="P18" style:family="paragraph" style:parent-style-name="Standard">
      <style:paragraph-properties fo:margin-top="0cm" fo:margin-bottom="0.049cm" loext:contextual-spacing="false"/>
      <style:text-properties fo:color="#800000"/>
    </style:style>
    <style:style style:name="P19" style:family="paragraph" style:parent-style-name="Standard">
      <style:paragraph-properties fo:margin-top="0cm" fo:margin-bottom="0.049cm" loext:contextual-spacing="false"/>
      <style:text-properties fo:color="#800000" fo:language="en" fo:country="US" officeooo:paragraph-rsid="00196be6"/>
    </style:style>
    <style:style style:name="P20" style:family="paragraph" style:parent-style-name="Standard">
      <style:paragraph-properties fo:margin-top="0cm" fo:margin-bottom="0.049cm" loext:contextual-spacing="false"/>
      <style:text-properties fo:color="#009933"/>
    </style:style>
    <style:style style:name="P21" style:family="paragraph" style:parent-style-name="Standard">
      <style:paragraph-properties fo:margin-top="0cm" fo:margin-bottom="0.049cm" loext:contextual-spacing="false"/>
      <style:text-properties fo:color="#009933" fo:language="en" fo:country="US"/>
    </style:style>
    <style:style style:name="P22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top="0cm" fo:margin-bottom="0.15cm" loext:contextual-spacing="false"/>
    </style:style>
    <style:style style:name="P24" style:family="paragraph" style:parent-style-name="Standard">
      <style:paragraph-properties fo:margin-top="0cm" fo:margin-bottom="0.15cm" loext:contextual-spacing="false"/>
      <style:text-properties fo:color="#0066cc" fo:language="en" fo:country="US" officeooo:rsid="001d7f12" officeooo:paragraph-rsid="0021098a"/>
    </style:style>
    <style:style style:name="P25" style:family="paragraph" style:parent-style-name="Standard">
      <style:paragraph-properties fo:margin-top="0cm" fo:margin-bottom="0.15cm" loext:contextual-spacing="false"/>
      <style:text-properties officeooo:rsid="00237cd8" officeooo:paragraph-rsid="00237cd8"/>
    </style:style>
    <style:style style:name="P26" style:family="paragraph" style:parent-style-name="Standard">
      <style:paragraph-properties fo:margin-top="0cm" fo:margin-bottom="0.15cm" loext:contextual-spacing="false"/>
      <style:text-properties officeooo:paragraph-rsid="00237cd8"/>
    </style:style>
    <style:style style:name="P27" style:family="paragraph" style:parent-style-name="Standard">
      <style:paragraph-properties fo:margin-top="0cm" fo:margin-bottom="0.15cm" loext:contextual-spacing="false"/>
      <style:text-properties officeooo:rsid="00252c5a" officeooo:paragraph-rsid="00252c5a"/>
    </style:style>
    <style:style style:name="P28" style:family="paragraph" style:parent-style-name="Standard">
      <style:paragraph-properties fo:margin-top="0cm" fo:margin-bottom="0.15cm" loext:contextual-spacing="false"/>
      <style:text-properties fo:color="#ff3333" officeooo:rsid="00252c5a" officeooo:paragraph-rsid="00252c5a"/>
    </style:style>
    <style:style style:name="P29" style:family="paragraph" style:parent-style-name="Standard">
      <style:paragraph-properties fo:margin-top="0cm" fo:margin-bottom="0.15cm" loext:contextual-spacing="false"/>
      <style:text-properties fo:color="#3333ff" officeooo:rsid="00252c5a" officeooo:paragraph-rsid="00252c5a"/>
    </style:style>
    <style:style style:name="P30" style:family="paragraph" style:parent-style-name="Standard">
      <style:paragraph-properties fo:margin-top="0cm" fo:margin-bottom="0.15cm" loext:contextual-spacing="false"/>
      <style:text-properties officeooo:paragraph-rsid="0027e30c"/>
    </style:style>
    <style:style style:name="P31" style:family="paragraph" style:parent-style-name="Standard">
      <style:paragraph-properties fo:margin-top="0cm" fo:margin-bottom="0.15cm" loext:contextual-spacing="false"/>
      <style:text-properties fo:color="#ff3300" officeooo:rsid="0027e30c" officeooo:paragraph-rsid="0027e30c"/>
    </style:style>
    <style:style style:name="P32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a"/>
      <style:text-properties officeooo:paragraph-rsid="0027e30c"/>
    </style:style>
    <style:style style:name="P33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a"/>
      <style:text-properties officeooo:paragraph-rsid="002854b6"/>
    </style:style>
    <style:style style:name="P34" style:family="paragraph" style:parent-style-name="Standard">
      <style:paragraph-properties fo:margin-top="0cm" fo:margin-bottom="0cm" loext:contextual-spacing="false"/>
      <style:text-properties fo:color="#ff0000" style:font-name="Courier New" fo:font-size="9pt" fo:language="en" fo:country="US" officeooo:paragraph-rsid="0027e30c" style:font-size-asian="9pt" style:font-name-complex="Courier New2" style:font-size-complex="9pt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027e30c"/>
    </style:style>
    <style:style style:name="P36" style:family="paragraph" style:parent-style-name="Standard">
      <style:paragraph-properties fo:margin-top="0cm" fo:margin-bottom="0cm" loext:contextual-spacing="false" fo:padding="0.035cm" fo:border="0.51pt solid #00000a"/>
      <style:text-properties style:font-name="Courier New1" fo:font-size="11pt" officeooo:paragraph-rsid="0027e30c" style:font-size-asian="11pt" style:font-size-complex="11pt"/>
    </style:style>
    <style:style style:name="P37" style:family="paragraph" style:parent-style-name="Standard">
      <style:paragraph-properties fo:margin-top="0cm" fo:margin-bottom="0cm" loext:contextual-spacing="false" fo:padding="0.035cm" fo:border="0.51pt solid #00000a"/>
      <style:text-properties style:font-name="Courier New1" fo:font-size="11pt" fo:font-weight="normal" officeooo:paragraph-rsid="0027e30c" style:font-size-asian="11pt" style:font-weight-asian="normal" style:font-size-complex="11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/>
    </style:style>
    <style:style style:name="T3" style:family="text">
      <style:text-properties fo:color="#ff0000" style:font-name="Courier New" fo:font-size="9pt" fo:language="en" fo:country="US" style:font-size-asian="9pt" style:font-name-complex="Courier New2" style:font-size-complex="9pt"/>
    </style:style>
    <style:style style:name="T4" style:family="text">
      <style:text-properties fo:color="#ff0000" style:font-name="Courier New" fo:font-size="9pt" fo:language="en" fo:country="US" officeooo:rsid="0027e30c" style:font-size-asian="9pt" style:font-name-complex="Courier New2" style:font-size-complex="9pt"/>
    </style:style>
    <style:style style:name="T5" style:family="text">
      <style:text-properties fo:color="#ff0000" style:font-name="Courier New" fo:font-size="9pt" fo:language="en" fo:country="US" officeooo:rsid="002854b6" style:font-size-asian="9pt" style:font-name-complex="Courier New2" style:font-size-complex="9pt"/>
    </style:style>
    <style:style style:name="T6" style:family="text">
      <style:text-properties fo:color="#ff0000" style:font-name="Courier New" fo:font-size="9pt" style:font-size-asian="9pt" style:font-name-complex="Courier New2" style:font-size-complex="9pt"/>
    </style:style>
    <style:style style:name="T7" style:family="text">
      <style:text-properties fo:color="#ff0000" style:font-name="Courier New" fo:font-size="9pt" officeooo:rsid="0027e30c" style:font-size-asian="9pt" style:font-name-complex="Courier New2" style:font-size-complex="9pt"/>
    </style:style>
    <style:style style:name="T8" style:family="text">
      <style:text-properties fo:color="#ff0000" style:font-name="Courier New" fo:font-size="9pt" officeooo:rsid="002854b6" style:font-size-asian="9pt" style:font-name-complex="Courier New2" style:font-size-complex="9pt"/>
    </style:style>
    <style:style style:name="T9" style:family="text">
      <style:text-properties fo:color="#ff0000"/>
    </style:style>
    <style:style style:name="T10" style:family="text">
      <style:text-properties fo:color="#ff0000" fo:font-size="9pt" fo:language="en" fo:country="US" style:font-size-asian="9pt" style:font-name-complex="Courier New2" style:font-size-complex="9pt"/>
    </style:style>
    <style:style style:name="T11" style:family="text">
      <style:text-properties fo:color="#ff0000" fo:font-size="9pt" fo:language="en" fo:country="US" officeooo:rsid="0027e30c" style:font-size-asian="9pt" style:font-name-complex="Courier New2" style:font-size-complex="9pt"/>
    </style:style>
    <style:style style:name="T12" style:family="text">
      <style:text-properties fo:color="#ff0000" fo:language="en" fo:country="US" style:font-name-complex="Courier New2"/>
    </style:style>
    <style:style style:name="T13" style:family="text">
      <style:text-properties fo:color="#ff0000" fo:language="en" fo:country="US" officeooo:rsid="0027e30c" style:font-name-complex="Courier New2"/>
    </style:style>
    <style:style style:name="T14" style:family="text">
      <style:text-properties fo:color="#ff3300"/>
    </style:style>
    <style:style style:name="T15" style:family="text">
      <style:text-properties officeooo:rsid="002981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jercicios propuestos de triggers sobre la conexión Empleados</text:p>
      <text:p text:style-name="P1"><text:s/>1.- Haz que antes de insertar un EMPLEADO <text:s/>se compruebe si realmente existe el departamento (en la tabla DEPARTAMENTOS). En caso contrario no se permitirá la <text:span text:style-name="T1">operación.</text:span></text:p>
      <text:p text:style-name="P18">create or replace trigger tej1</text:p>
      <text:p text:style-name="P18">before</text:p>
      <text:p text:style-name="P18">insert</text:p>
      <text:p text:style-name="P18">on emple</text:p>
      <text:p text:style-name="P18">for each row</text:p>
      <text:p text:style-name="P18">declare </text:p>
      <text:p text:style-name="P18">n int;</text:p>
      <text:p text:style-name="P18">begin</text:p>
      <text:p text:style-name="P18"><text:s text:c="2"/>select count(*) into n from emple <text:s text:c="2"/>where dept_no=:new.dept_no;</text:p>
      <text:p text:style-name="P18"><text:s text:c="2"/>if n=0 then</text:p>
      <text:p text:style-name="P18"><text:s text:c="5"/>raise_application_error(-20007,'Error depto inexistente!!');</text:p>
      <text:p text:style-name="P18"><text:s text:c="2"/>else</text:p>
      <text:p text:style-name="P18"><text:s text:c="5"/>dbms_output.put_line('Departamento '||:new.dept_no||' creado correctamente');</text:p>
      <text:p text:style-name="P18"><text:s text:c="2"/>end if;</text:p>
      <text:p text:style-name="P18"><text:s text:c="2"/>end;</text:p>
      <text:p text:style-name="P20">create or replace trigger tej1b</text:p>
      <text:p text:style-name="P20">before</text:p>
      <text:p text:style-name="P20">insert</text:p>
      <text:p text:style-name="P20">on emple</text:p>
      <text:p text:style-name="P20">for each row</text:p>
      <text:p text:style-name="P20">declare </text:p>
      <text:p text:style-name="P20">n int;</text:p>
      <text:p text:style-name="P20">noExisteDep EXCEPTION; </text:p>
      <text:p text:style-name="P20">begin</text:p>
      <text:p text:style-name="P20"><text:s text:c="2"/>select count(*) into n from emple <text:s text:c="2"/>where dept_no=:new.dept_no;</text:p>
      <text:p text:style-name="P20"><text:s text:c="2"/>if n=0 then</text:p>
      <text:p text:style-name="P20"><text:s text:c="7"/>RAISE <text:s text:c="5"/>noExisteDep;</text:p>
      <text:p text:style-name="P20"><text:s text:c="2"/>else</text:p>
      <text:p text:style-name="P20"><text:s text:c="5"/>dbms_output.put_line('Departamento '||:new.dept_no||' <text:s/>existe, se procede a insertar al empleado '||:new.emp_no);</text:p>
      <text:p text:style-name="P20"><text:s text:c="2"/>end if;</text:p>
      <text:p text:style-name="P21">EXCEPTION <text:s text:c="2"/></text:p>
      <text:p text:style-name="P21">WHEN noExisteDep THEN dbms_output.put_line('El Departamento '||:new.dept_no||' no existe');</text:p>
      <text:p text:style-name="P19">raise_application_error(-20007,'Error depto inexistente!!');</text:p>
      <text:p text:style-name="P21"><text:s text:c="2"/>end;</text:p>
      <text:p text:style-name="P9">PRUEBA:</text:p>
      <text:p text:style-name="P9">insert into emple (emp_no,dept_no) values (8888,100);</text:p>
      <text:p text:style-name="P1"><text:soft-page-break/><text:s/>2.- Haz que cada vez que se modifique el salario de un empleado se insert <text:s/>inserte una fila en una tabla llamada historial_emple con el código <text:s/>del empleado, el salario anterior, y la fecha en la que ha sido modificado.</text:p>
      <text:p text:style-name="P3">CREATE TABLE historial_emple (MENS VARCHAR2(200));</text:p>
      <text:p text:style-name="P4"/>
      <text:p text:style-name="P4">SET SERVEROUTPUT ON</text:p>
      <text:p text:style-name="P4">create or replace trigger tej2</text:p>
      <text:p text:style-name="P4">AFTER</text:p>
      <text:p text:style-name="P4">UPDATE OF SALARIO</text:p>
      <text:p text:style-name="P4">on emple</text:p>
      <text:p text:style-name="P4">for each row</text:p>
      <text:p text:style-name="P4"><text:s/>DECLARE</text:p>
      <text:p text:style-name="P4"><text:s text:c="2"/>VAR VARCHAR2(200);</text:p>
      <text:p text:style-name="P4">begin</text:p>
      <text:p text:style-name="P4"><text:s text:c="5"/>VAR:='SE MODIFICA '||SYSDATE||' EL SUELDO DEL EMPLEADO <text:s/>'||:OLD.EMP_NO||' <text:s/>DE '||:OLD.SALARIO||' A '||:new.SALARIO;</text:p>
      <text:p text:style-name="P4"><text:s text:c="5"/>INSERT INTO historial_emple VALUES(VAR);</text:p>
      <text:p text:style-name="P4"><text:s text:c="5"/>DBMS_OUTPUT.PUT_LINE(VAR);</text:p>
      <text:p text:style-name="P4">end;</text:p>
      <text:p text:style-name="P3"/>
      <text:p text:style-name="P10">PRUEBA:</text:p>
      <text:p text:style-name="P10"><text:s text:c="2"/>UPDATE EMPLE SET SALARIO=1999 WHERE EMP_NO=888;</text:p>
      <text:p text:style-name="P1">3.- Impide la inserción de departamentos en la tabla departamentos si ya existe el nombre del departamento.</text:p>
      <text:p text:style-name="P2">create or replace trigger tej3</text:p>
      <text:p text:style-name="P2">before</text:p>
      <text:p text:style-name="P2">insert</text:p>
      <text:p text:style-name="P2">on depart</text:p>
      <text:p text:style-name="P2">for each row</text:p>
      <text:p text:style-name="P2">declare </text:p>
      <text:p text:style-name="P2">n int;</text:p>
      <text:p text:style-name="P2">begin</text:p>
      <text:p text:style-name="P2"><text:s text:c="2"/>select count(*) into n from depart </text:p>
      <text:p text:style-name="P2"><text:s text:c="2"/>where dnombre=:new.dnombre;</text:p>
      <text:p text:style-name="P2"><text:s text:c="2"/>if n!=0 then</text:p>
      <text:p text:style-name="P2"><text:s text:c="5"/>raise_application_error(-20007,'Error nombre depto existente!!');</text:p>
      <text:p text:style-name="P2"><text:s text:c="2"/>else</text:p>
      <text:p text:style-name="P2"><text:s text:c="5"/>dbms_output.put_line('Departamento '||:new.dnombre</text:p>
      <text:p text:style-name="P2"><text:soft-page-break/><text:s text:c="5"/>||' creado correctamente');</text:p>
      <text:p text:style-name="P2"><text:s text:c="2"/>end if;</text:p>
      <text:p text:style-name="P2"><text:s text:c="2"/>end;</text:p>
      <text:p text:style-name="P1"/>
      <text:p text:style-name="P9">PRUEBA:</text:p>
      <text:p text:style-name="P8">insert into depart (dept_no,dnombre) values (880,'info');</text:p>
      <text:p text:style-name="P14">insert into depart (dept_no,dnombre) values (80,'info');</text:p>
      <text:p text:style-name="P1">4.- Haz que cada vez que se elimine un empleado se inserte una fila en una tabla llamada historial_emple, con el nombre, el salario y la fecha del borrado.</text:p>
      <text:p text:style-name="P5">create or replace trigger tej4</text:p>
      <text:p text:style-name="P5">AFTER</text:p>
      <text:p text:style-name="P5">DELETE</text:p>
      <text:p text:style-name="P5">on emple</text:p>
      <text:p text:style-name="P5">for each row</text:p>
      <text:p text:style-name="P5"><text:s/>DECLARE</text:p>
      <text:p text:style-name="P5"><text:s text:c="2"/>VAR VARCHAR2(200);</text:p>
      <text:p text:style-name="P5">begin</text:p>
      <text:p text:style-name="P5"><text:s text:c="5"/>VAR:='SE BORRA '||SYSDATE||' EL EMPLEADO '||:OLD.EMP_NO||' SUELDO DEL EMPLEADO <text:s/>'||:OLD.SALARIO;</text:p>
      <text:p text:style-name="P5"><text:s text:c="5"/>INSERT INTO historial_emple VALUES(VAR);</text:p>
      <text:p text:style-name="P5"><text:s text:c="5"/>DBMS_OUTPUT.PUT_LINE(VAR);</text:p>
      <text:p text:style-name="P5">end;</text:p>
      <text:p text:style-name="P11">PRUEBA:</text:p>
      <text:p text:style-name="P15">DELETE FROM EMPLE WHERE EMP_NO=888;</text:p>
      <text:p text:style-name="P1"><text:s/>5.- Impide que se inserten nombres con todas las letras minúsculas en la tabla empleados.</text:p>
      <text:p text:style-name="P6">create or replace trigger tej5</text:p>
      <text:p text:style-name="P6">before</text:p>
      <text:p text:style-name="P6">insert</text:p>
      <text:p text:style-name="P6">on EMPLE</text:p>
      <text:p text:style-name="P6">for each row</text:p>
      <text:p text:style-name="P6">begin</text:p>
      <text:p text:style-name="P6"><text:s text:c="2"/>if :NEW.NOMBRE=LOWER(:NEW.NOMBRE) then</text:p>
      <text:p text:style-name="P6"><text:s text:c="5"/>raise_application_error(-20007,'Error nombre EMPLE EN MINUSCULAS!!');</text:p>
      <text:p text:style-name="P6"><text:s text:c="2"/>else</text:p>
      <text:p text:style-name="P6"><text:s text:c="5"/>dbms_output.put_line('SE INSERTA EL EMPLEADO '||:new.EMP_NO);</text:p>
      <text:p text:style-name="P6"><text:s text:c="2"/>end if;</text:p>
      <text:p text:style-name="P6"><text:soft-page-break/><text:s text:c="2"/>end;</text:p>
      <text:p text:style-name="P12">PRUEBA:</text:p>
      <text:p text:style-name="P12">insert into emple (emp_no,nombre,dept_no) values (8888,'pedro',10);</text:p>
      <text:p text:style-name="P1">6.- Haz que no se permitan actualizaciones de salarios de empleados <text:s/>a la baja.</text:p>
      <text:p text:style-name="P7">create or replace trigger tej6</text:p>
      <text:p text:style-name="P7">before</text:p>
      <text:p text:style-name="P7">update of salario</text:p>
      <text:p text:style-name="P7">on EMPLE</text:p>
      <text:p text:style-name="P7">for each row</text:p>
      <text:p text:style-name="P7">begin</text:p>
      <text:p text:style-name="P7"><text:s text:c="2"/>if :NEW.salario&lt;:old.salario then</text:p>
      <text:p text:style-name="P7"><text:s text:c="5"/>raise_application_error(-20007,'Error, el nuevo salario '||:old.salario||' es menor al anterior '||:new.salario);</text:p>
      <text:p text:style-name="P7"><text:s text:c="2"/>else</text:p>
      <text:p text:style-name="P7"><text:s text:c="5"/>dbms_output.put_line('SE modifica <text:s/>el salario '||:old.salario||' por '||:new.salario);</text:p>
      <text:p text:style-name="P7"><text:s text:c="2"/>end if;</text:p>
      <text:p text:style-name="P7"><text:s text:c="2"/>end;</text:p>
      <text:p text:style-name="P13">PRUEBA:</text:p>
      <text:p text:style-name="P16">update emple set salario=1000 where emp_no=7369;</text:p>
      <text:p text:style-name="P1"><text:s/>7.- Impide la creación de empleados <text:span text:style-name="T15">con </text:span><text:s/>salario <text:s/>meno<text:span text:style-name="T15">r</text:span> <text:span text:style-name="T15">a</text:span> 1000 euros.</text:p>
      <text:p text:style-name="P17">create or replace trigger tej7</text:p>
      <text:p text:style-name="P17">before</text:p>
      <text:p text:style-name="P17">insert</text:p>
      <text:p text:style-name="P17">on EMPLE</text:p>
      <text:p text:style-name="P17">for each row</text:p>
      <text:p text:style-name="P17">declare </text:p>
      <text:p text:style-name="P17">n int;</text:p>
      <text:p text:style-name="P17">begin</text:p>
      <text:p text:style-name="P17"><text:s text:c="2"/>if :NEW.salario &lt;1000 then</text:p>
      <text:p text:style-name="P17"><text:s text:c="5"/>raise_application_error(-20007,'Error !! salario menor a 1000!!!!');</text:p>
      <text:p text:style-name="P17"><text:s text:c="2"/>else</text:p>
      <text:p text:style-name="P17"><text:s text:c="5"/>dbms_output.put_line('SE INSERTA EL EMPLEADO '||:new.EMP_NO);</text:p>
      <text:p text:style-name="P17"><text:s text:c="2"/>end if;</text:p>
      <text:p text:style-name="P17"><text:s text:c="2"/>end;</text:p>
      <text:p text:style-name="P17"><text:s text:c="2"/></text:p>
      <text:p text:style-name="P17"><text:soft-page-break/>create or replace trigger tej7B</text:p>
      <text:p text:style-name="P17">before</text:p>
      <text:p text:style-name="P17">insert</text:p>
      <text:p text:style-name="P17">on EMPLE</text:p>
      <text:p text:style-name="P17">for each row when (new.salario&lt;1000)</text:p>
      <text:p text:style-name="P17">declare </text:p>
      <text:p text:style-name="P17">n int;</text:p>
      <text:p text:style-name="P17">begin</text:p>
      <text:p text:style-name="P17"><text:s text:c="2"/></text:p>
      <text:p text:style-name="P17"><text:s text:c="5"/>raise_application_error(-20007,'Error !! salario menor a 1000!!!!');</text:p>
      <text:p text:style-name="P17"><text:s text:c="2"/>end;</text:p>
      <text:p text:style-name="P17"><text:s text:c="2"/></text:p>
      <text:p text:style-name="P13">PRUEBA:</text:p>
      <text:p text:style-name="P16"><text:s text:c="2"/>insert into emple (emp_no,nombre,salario) values (8999,'popo',987);</text:p>
      <text:p text:style-name="P1">8.- Impide la inserción de empleados con fecha anterior a la actual.</text:p>
      <text:p text:style-name="P32"><text:span text:style-name="T3">create or replace trigger t</text:span><text:span text:style-name="T4">ej8</text:span></text:p>
      <text:p text:style-name="P32"><text:span text:style-name="T3"><text:s/>before</text:span></text:p>
      <text:p text:style-name="P32"><text:span text:style-name="T3"><text:s/>insert </text:span></text:p>
      <text:p text:style-name="P32"><text:span text:style-name="T3">on </text:span><text:span text:style-name="T4">emple</text:span></text:p>
      <text:p text:style-name="P32"><text:span text:style-name="T3">for each row </text:span></text:p>
      <text:p text:style-name="P32"><text:span text:style-name="T3">begin</text:span></text:p>
      <text:p text:style-name="P32"><text:span text:style-name="T3"><text:s text:c="2"/>if :new.fecha_</text:span><text:span text:style-name="T4">alt</text:span><text:span text:style-name="T3"> &lt; current_date() then</text:span></text:p>
      <text:p text:style-name="P32"><text:span text:style-name="T3"><text:s text:c="6"/></text:span><text:span text:style-name="T6">raise_application_error(-20007,'No se permiten fechas anteriores a la actual');</text:span></text:p>
      <text:p text:style-name="P32"><text:span text:style-name="T6"><text:s text:c="2"/>end if;</text:span></text:p>
      <text:p text:style-name="P32"><text:span text:style-name="T6"><text:s text:c="2"/>DBMS_OUTPUT.PUT_LINE ('La fecha del </text:span><text:span text:style-name="T7">alta</text:span><text:span text:style-name="T6"> es'||:new.fecha_</text:span><text:span text:style-name="T7">alt</text:span><text:span text:style-name="T6">);</text:span></text:p>
      <text:p text:style-name="P32"><text:span text:style-name="T6">end;</text:span></text:p>
      <text:p text:style-name="P30"/>
      <text:p text:style-name="P1"/>
      <text:p text:style-name="P1">9.- Impide que pueda haber más de 17 empleados.</text:p>
      <text:p text:style-name="P36"><text:span text:style-name="T12">create t</text:span><text:span text:style-name="T13">ej9</text:span></text:p>
      <text:p text:style-name="P36"><text:span text:style-name="T12"><text:s/>before</text:span></text:p>
      <text:p text:style-name="P36"><text:span text:style-name="T12"><text:s/>insert</text:span></text:p>
      <text:p text:style-name="P36"><text:span text:style-name="T12"><text:s/>on </text:span><text:span text:style-name="T13">emple</text:span><text:span text:style-name="T12"> </text:span></text:p>
      <text:p text:style-name="P36"><text:span text:style-name="T12">declare n number;</text:span></text:p>
      <text:p text:style-name="P36"><text:span text:style-name="T12">begin</text:span></text:p>
      <text:p text:style-name="P36"><text:span text:style-name="T12"><text:s text:c="3"/>select count(*) into n from </text:span><text:span text:style-name="T13">emple</text:span><text:span text:style-name="T12">;</text:span></text:p>
      <text:p text:style-name="P36"><text:span text:style-name="T12"><text:s text:c="3"/>if n &gt;= 7 then</text:span></text:p>
      <text:p text:style-name="P36"><text:span text:style-name="T12"><text:s text:c="6"/>raise_application_error(-20007,'No se permiten mas de 7 </text:span><text:span text:style-name="T13">empleados</text:span><text:span text:style-name="T12">');</text:span></text:p>
      <text:p text:style-name="P36"><text:span text:style-name="T12"><text:s text:c="2"/>end if;</text:span></text:p>
      <text:p text:style-name="P36"><text:span text:style-name="T12"><text:s/>DBMS_OUTPUT.PUT_LINE ('Se introduce un nuevo </text:span><text:span text:style-name="T13">empleado</text:span><text:span text:style-name="T12">, habia ' || n);</text:span></text:p>
      <text:p text:style-name="P37"><text:span text:style-name="T9">end;</text:span></text:p>
      <text:p text:style-name="P34"/>
      <text:p text:style-name="P1"><text:soft-page-break/><text:s/>9B.- Impide que pueda haber más de 7 departamentos.</text:p>
      <text:p text:style-name="P32"><text:span text:style-name="T3">CREATE OR REPLACE TRIGGER </text:span><text:span text:style-name="T5">TEJ</text:span><text:span text:style-name="T4">9b</text:span><text:span text:style-name="T3"> </text:span></text:p>
      <text:p text:style-name="P32"><text:span text:style-name="T3">BEFORE</text:span></text:p>
      <text:p text:style-name="P32"><text:span text:style-name="T3">INSERT</text:span></text:p>
      <text:p text:style-name="P32"><text:span text:style-name="T3">ON </text:span><text:span text:style-name="T4">depart</text:span></text:p>
      <text:p text:style-name="P32"><text:span text:style-name="T3">DECLARE</text:span></text:p>
      <text:p text:style-name="P32"><text:span text:style-name="T3">CONT INT;</text:span></text:p>
      <text:p text:style-name="P32"><text:span text:style-name="T3">BEGIN</text:span></text:p>
      <text:p text:style-name="P32"><text:span text:style-name="T3">SELECT COUNT(DISTINCT </text:span><text:span text:style-name="T4">dept</text:span><text:span text:style-name="T3">_NO) INTO CONT FROM </text:span><text:span text:style-name="T5">DEPART</text:span><text:span text:style-name="T3">;</text:span></text:p>
      <text:p text:style-name="P32"><text:span text:style-name="T3">IF CONT &lt; 7 THEN</text:span></text:p>
      <text:p text:style-name="P32"><text:span text:style-name="T3"><text:s text:c="4"/>DBMS_OUTPUT.PUT_LINE('HAY '||CONT||' </text:span><text:span text:style-name="T5">DEPARTAMENTOS</text:span><text:span text:style-name="T3">');</text:span></text:p>
      <text:p text:style-name="P32"><text:span text:style-name="T6">ELSE</text:span></text:p>
      <text:p text:style-name="P33"><text:span text:style-name="T6"><text:s text:c="2"/>DBMS_OUTPUT.PUT_LINE('HAY '||CONT||' </text:span><text:span text:style-name="T5">DEPARTAMENTOS <text:s/></text:span><text:span text:style-name="T6">EN TOTAL !!!');</text:span></text:p>
      <text:p text:style-name="P32"><text:span text:style-name="T6"><text:s text:c="2"/>RAISE_APPLICATION_ERROR (-20007,'NO SE PUEDE INSERTAR OTRO </text:span><text:span text:style-name="T8">DEPARTAMENTO </text:span><text:span text:style-name="T6"><text:s/>!!');</text:span></text:p>
      <text:p text:style-name="P32"><text:span text:style-name="T6"><text:s text:c="2"/>END IF; <text:s/></text:span></text:p>
      <text:p text:style-name="P32"><text:span text:style-name="T3">END;</text:span></text:p>
      <text:p text:style-name="P35"/>
      <text:p text:style-name="P1">10.- Haz que no se permitan actualizaciones de salarios de empleados <text:s/>a la baja. En caso de actualizaciones al alza, inserta una fila en una tabla llamada historial_<text:bookmark-start text:name="__DdeLink__236_236553913"/>salario<text:bookmark-end text:name="__DdeLink__236_236553913"/>s con el código del empleado, el <text:s/>salario anterior, y la fecha y hora en la que ha sido modificado.</text:p>
      <text:p text:style-name="P31">SET SERVEROUTPUT ON;</text:p>
      <text:p text:style-name="P31">create table historial_SALARIOS</text:p>
      <text:p text:style-name="P31">(</text:p>
      <text:p text:style-name="P31"><text:s text:c="3"/>cod_EMPLE NUMBER,</text:p>
      <text:p text:style-name="P31"><text:s text:c="3"/>SALARIO NUMBER,</text:p>
      <text:p text:style-name="P31"><text:s text:c="3"/>fecha DATE</text:p>
      <text:p text:style-name="P31">);</text:p>
      <text:p text:style-name="P31">create or replace trigger tEJ10</text:p>
      <text:p text:style-name="P31">before </text:p>
      <text:p text:style-name="P31">update on EMPLE </text:p>
      <text:p text:style-name="P31">for each row </text:p>
      <text:p text:style-name="P31">begin</text:p>
      <text:p text:style-name="P31"><text:s text:c="2"/>if :new.SALARIO &gt; :old.SALARIO then</text:p>
      <text:p text:style-name="P31"><text:s text:c="4"/>insert into historial_SALARIOS values (:new.EMP_no, :old.SALARIO, sysdate);</text:p>
      <text:p text:style-name="P31"><text:s text:c="2"/>elsif :new.SALARIO &lt; :old.SALARIO then</text:p>
      <text:p text:style-name="P31"><text:s text:c="5"/>raise_application_error(-20008,'No se permiten actualizaciones de SALARIOS a la baja');</text:p>
      <text:p text:style-name="P31"><text:s text:c="2"/>ELSE</text:p>
      <text:p text:style-name="P31"><text:s text:c="5"/>DBMS_OUTPUT.PUT_LINE('SALARIO NO SE MODIFICA');</text:p>
      <text:p text:style-name="P31"><text:s text:c="2"/>end if;</text:p>
      <text:p text:style-name="P31">end;</text:p>
      <text:p text:style-name="P25"><text:soft-page-break/>11.- Realiza un trigger que ante cualquier operación DML sobre la tabla EMPLE, inserte un mensaje en una tabla <text:s/>que se creará previamente desde la línea de comandos llamada <text:span text:style-name="T2">‘ mensajes_emple’, en la que figure el tipo de operación realizada, la fecha y la siguiente información:</text:span></text:p>
      <text:p text:style-name="P27"><text:span text:style-name="T2">26/04/18 08:04 SE HA ELIMINADO EL <text:s/>EMPLEADO 7777</text:span></text:p>
      <text:p text:style-name="P27"><text:span text:style-name="T2">26/04/18 08:04 SE HA INTRODUCIDO EL NUEVO EMPLEADO 7777</text:span></text:p>
      <text:p text:style-name="P27"><text:span text:style-name="T2">26/04/18 08:04 SE HA MODIFICADO EL SUELDO DEL EMPLEADO 7777 DE A 5000</text:span></text:p>
      <text:p text:style-name="P28">create or replace trigger TEMPLE1 </text:p>
      <text:p text:style-name="P28">AFTER</text:p>
      <text:p text:style-name="P28">DELETE OR INSERT OR UPDATE OF SALARIO</text:p>
      <text:p text:style-name="P28">ON EMPLE</text:p>
      <text:p text:style-name="P28">FOR EACH ROW</text:p>
      <text:p text:style-name="P28">DECLARE </text:p>
      <text:p text:style-name="P28">VAR VARCHAR2(200);</text:p>
      <text:p text:style-name="P28">BEGIN</text:p>
      <text:p text:style-name="P28">var:=TO_CHAR(CURRENT_DATE(),'DD/MM/YY HH24:MM');</text:p>
      <text:p text:style-name="P28"/>
      <text:p text:style-name="P28">IF INSERTING THEN</text:p>
      <text:p text:style-name="P28"><text:s text:c="3"/>VAR:=VAR||' SE HA INTRODUCIDO EL NUEVO EMPLEADO '||:NEW.EMP_NO;</text:p>
      <text:p text:style-name="P28">ELSIF DELETING THEN</text:p>
      <text:p text:style-name="P28"><text:s text:c="3"/>VAR:=VAR||' SE HA ELIMINADO EL <text:s/>EMPLEADO '||:OLD.EMP_NO;</text:p>
      <text:p text:style-name="P28">ELSIF UPDATING THEN</text:p>
      <text:p text:style-name="P28">VAR:=VAR||' SE HA MODIFICADO EL SUELDO DEL EMPLEADO '||:OLD.EMP_NO||' DE'||:OLD.SALARIO||' A '||:NEW.SALARIO;</text:p>
      <text:p text:style-name="P28">end if;</text:p>
      <text:p text:style-name="P28">INSERT INTO mensajes_emple VALUES (VAR);</text:p>
      <text:p text:style-name="P28">END;</text:p>
      <text:p text:style-name="P29">PRUEBA:</text:p>
      <text:p text:style-name="P29">insert into emple (emp_no,nombre,dept_no) values (7777,'Pee',10);</text:p>
      <text:p text:style-name="P29">update emple set dept_no=40 where emp_no=7777;</text:p>
      <text:p text:style-name="P29">update emple set saLARIO=5000 where emp_no=7777;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es" fo:country="ES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8:52:00</meta:creation-date>
    <meta:initial-creator>maite</meta:initial-creator>
    <dc:language>es-ES</dc:language>
    <dc:date>2018-04-26T09:25:58.475558611</dc:date>
    <meta:editing-cycles>31</meta:editing-cycles>
    <meta:editing-duration>PT4H2M50S</meta:editing-duration>
    <meta:generator>LibreOffice/5.1.6.2$Linux_X86_64 LibreOffice_project/10m0$Build-2</meta:generator>
    <meta:document-statistic meta:table-count="0" meta:image-count="0" meta:object-count="0" meta:page-count="7" meta:paragraph-count="239" meta:word-count="979" meta:character-count="7310" meta:non-whitespace-character-count="6259"/>
    <meta:template xlink:type="simple" xlink:actuate="onRequest" xlink:title="Normal.dotm" xlink:href=""/>
  </office:meta>
</office:document-meta>
</file>